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3020298162073196" text:style-name="L1">
        <text:list-item>
          <text:p text:style-name="P1">généralités</text:p>
          <text:list>
            <text:list-item>
              <text:p text:style-name="P4">qu'est ce qui est étudié ?</text:p>
            </text:list-item>
            <text:list-item>
              <text:p text:style-name="P2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2">début ligne (fredericmalard) paraît inutile, mais utile dans certains cas</text:p>
                </text:list-item>
                <text:list-item>
                  <text:p text:style-name="P5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2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2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2">dernier caractère : signification + 2 possibilités... Lesquelles ?</text:p>
                    </text:list-item>
                  </text:list>
                </text:list-item>
                <text:list-item>
                  <text:p text:style-name="P4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2">demander la date et l'heure</text:p>
                    </text:list-item>
                    <text:list-item>
                      <text:p text:style-name="P4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2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4">écrire un paramètre d'une lettre</text:p>
                        </text:list-item>
                        <text:list-item>
                          <text:p text:style-name="P2">en écrire plusieurs</text:p>
                        </text:list-item>
                        <text:list-item>
                          <text:p text:style-name="P2">raccourci pour plusieurs d'un coup</text:p>
                        </text:list-item>
                        <text:list-item>
                          <text:p text:style-name="P4">exemples : lister TOUS les fichiers du répertoire courant (un type de fichiers en plus)</text:p>
                        </text:list-item>
                        <text:list-item>
                          <text:p text:style-name="P2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2">si une seule possible : autocompléter</text:p>
                    </text:list-item>
                    <text:list-item>
                      <text:p text:style-name="P2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2">ligne suivante</text:p>
                    </text:list-item>
                    <text:list-item>
                      <text:p text:style-name="P2">page suivante</text:p>
                    </text:list-item>
                    <text:list-item>
                      <text:p text:style-name="P2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4">se déplacer dans l'historique de commandes (précédente / suivante)</text:p>
                    </text:list-item>
                    <text:list-item>
                      <text:p text:style-name="P2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2">raccourcis</text:p>
                            </text:list-item>
                            <text:list-item>
                              <text:p text:style-name="P2">commande qui fait ça ?</text:p>
                            </text:list-item>
                            <text:list-item>
                              <text:p text:style-name="P2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2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3">2 raccourcis (marchent pas chez moi – que sous linux ?)</text:p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2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02T14:12:34</dc:date>
    <dc:creator>yjfjyf jjku</dc:creator>
    <meta:editing-duration>PT5H35M32S</meta:editing-duration>
    <meta:editing-cycles>92</meta:editing-cycles>
    <meta:document-statistic meta:table-count="0" meta:image-count="0" meta:object-count="0" meta:page-count="2" meta:paragraph-count="71" meta:word-count="559" meta:character-count="3076"/>
  </office:meta>
</office:document-meta>
</file>